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Standard">
      <style:text-properties officeooo:paragraph-rsid="002482d4"/>
    </style:style>
    <style:style style:name="P4" style:family="paragraph" style:parent-style-name="Standard">
      <style:text-properties officeooo:paragraph-rsid="002098a4"/>
    </style:style>
    <style:style style:name="P5" style:family="paragraph" style:parent-style-name="Text_20_body">
      <style:text-properties style:font-name="Verdana" fo:font-size="10pt" fo:language="ca" fo:country="ES" officeooo:paragraph-rsid="00206592" style:font-size-asian="10pt" style:font-size-complex="10pt"/>
    </style:style>
    <style:style style:name="P6" style:family="paragraph" style:parent-style-name="Text_20_body">
      <style:text-properties style:font-name="Verdana" fo:font-size="10pt" fo:language="ca" fo:country="ES" officeooo:paragraph-rsid="002098a4" style:font-size-asian="10pt" style:font-size-complex="10pt"/>
    </style:style>
    <style:style style:name="P7" style:family="paragraph" style:parent-style-name="Text_20_body">
      <style:text-properties style:font-name="Verdana" fo:font-size="10pt" fo:language="ca" fo:country="ES" officeooo:paragraph-rsid="00283cac" style:font-size-asian="10pt" style:font-size-complex="10pt"/>
    </style:style>
    <style:style style:name="P8" style:family="paragraph" style:parent-style-name="Text_20_body">
      <style:text-properties officeooo:paragraph-rsid="00206592"/>
    </style:style>
    <style:style style:name="P9" style:family="paragraph" style:parent-style-name="Text_20_body">
      <style:text-properties officeooo:paragraph-rsid="002098a4"/>
    </style:style>
    <style:style style:name="P10" style:family="paragraph" style:parent-style-name="Text_20_body">
      <style:text-properties officeooo:paragraph-rsid="0022405d"/>
    </style:style>
    <style:style style:name="P11" style:family="paragraph" style:parent-style-name="Text_20_body">
      <style:text-properties officeooo:rsid="002482d4" officeooo:paragraph-rsid="0022405d"/>
    </style:style>
    <style:style style:name="P12" style:family="paragraph" style:parent-style-name="Text_20_body">
      <style:text-properties officeooo:rsid="002482d4" officeooo:paragraph-rsid="002482d4"/>
    </style:style>
    <style:style style:name="P13" style:family="paragraph" style:parent-style-name="Text_20_body">
      <style:text-properties officeooo:paragraph-rsid="00258c05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9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82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83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9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6592" officeooo:paragraph-rsid="002065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6592" officeooo:paragraph-rsid="002098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9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font-size="10pt" officeooo:paragraph-rsid="0020659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officeooo:paragraph-rsid="002098a4" style:font-size-asian="10pt" style:font-size-complex="10pt"/>
    </style:style>
    <style:style style:name="P25" style:family="paragraph" style:parent-style-name="Text_20_body">
      <style:text-properties officeooo:paragraph-rsid="002ae5e6"/>
    </style:style>
    <style:style style:name="P26" style:family="paragraph" style:parent-style-name="Heading_20_2">
      <style:text-properties officeooo:paragraph-rsid="0027930a"/>
    </style:style>
    <style:style style:name="T1" style:family="text">
      <style:text-properties officeooo:rsid="0011b991"/>
    </style:style>
    <style:style style:name="T2" style:family="text">
      <style:text-properties officeooo:rsid="002a32f7"/>
    </style:style>
    <style:style style:name="T3" style:family="text">
      <style:text-properties style:font-name="Verdana" fo:font-size="10pt" fo:language="ca" fo:country="ES" style:text-underline-style="none" style:font-size-asian="10pt" style:font-size-complex="10pt"/>
    </style:style>
    <style:style style:name="T4" style:family="text">
      <style:text-properties style:font-name="Verdana" fo:font-size="10pt" fo:language="ca" fo:country="ES" style:text-underline-style="none" officeooo:rsid="0011b991" style:font-size-asian="10pt" style:font-size-complex="10pt"/>
    </style:style>
    <style:style style:name="T5" style:family="text">
      <style:text-properties style:font-name="Verdana" fo:font-size="10pt" fo:language="ca" fo:country="ES" style:text-underline-style="none" officeooo:rsid="00199529" style:font-size-asian="10pt" style:font-size-complex="10pt"/>
    </style:style>
    <style:style style:name="T6" style:family="text">
      <style:text-properties style:font-name="Verdana" fo:font-size="10pt" fo:language="ca" fo:country="ES" style:text-underline-style="none" officeooo:rsid="001d6f64" style:font-size-asian="10pt" style:font-size-complex="10pt"/>
    </style:style>
    <style:style style:name="T7" style:family="text">
      <style:text-properties style:font-name="Verdana" fo:font-size="10pt" fo:language="ca" fo:country="ES" style:text-underline-style="none" officeooo:rsid="0027930a" style:font-size-asian="10pt" style:font-size-complex="10pt"/>
    </style:style>
    <style:style style:name="T8" style:family="text">
      <style:text-properties style:font-name="Verdana" fo:font-size="10pt" fo:language="ca" fo:country="ES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style:font-name="Verdana" fo:font-size="10pt" fo:language="ca" fo:country="ES" style:text-underline-style="none" fo:font-weight="normal" officeooo:rsid="001f3b97" style:font-size-asian="10pt" style:font-weight-asian="normal" style:font-size-complex="10pt" style:font-weight-complex="normal"/>
    </style:style>
    <style:style style:name="T10" style:family="text">
      <style:text-properties style:font-name="Verdana" fo:font-size="10pt" fo:language="ca" fo:country="ES" style:text-underline-style="none" fo:font-weight="normal" officeooo:rsid="00206592" style:font-size-asian="10pt" style:font-weight-asian="normal" style:font-size-complex="10pt" style:font-weight-complex="normal"/>
    </style:style>
    <style:style style:name="T11" style:family="text">
      <style:text-properties style:font-name="Verdana" fo:font-size="10pt" fo:language="ca" fo:country="ES" style:text-underline-style="none" fo:font-weight="normal" officeooo:rsid="0016a85c" style:font-size-asian="10pt" style:font-weight-asian="normal" style:font-size-complex="10pt" style:font-weight-complex="normal"/>
    </style:style>
    <style:style style:name="T12" style:family="text">
      <style:text-properties style:font-name="Verdana" fo:font-size="10pt" fo:language="ca" fo:country="ES" style:text-underline-style="none" fo:font-weight="normal" officeooo:rsid="002098a4" style:font-size-asian="10pt" style:font-weight-asian="normal" style:font-size-complex="10pt" style:font-weight-complex="normal"/>
    </style:style>
    <style:style style:name="T13" style:family="text">
      <style:text-properties style:font-name="Verdana" fo:font-size="10pt" fo:language="ca" fo:country="ES" style:text-underline-style="none" fo:font-weight="normal" officeooo:rsid="0022405d" style:font-size-asian="10pt" style:font-weight-asian="normal" style:font-size-complex="10pt" style:font-weight-complex="normal"/>
    </style:style>
    <style:style style:name="T14" style:family="text">
      <style:text-properties style:font-name="Verdana" fo:font-size="10pt" fo:language="ca" fo:country="ES" style:text-underline-style="none" fo:font-weight="normal" officeooo:rsid="002482d4" style:font-size-asian="10pt" style:font-weight-asian="normal" style:font-size-complex="10pt" style:font-weight-complex="normal"/>
    </style:style>
    <style:style style:name="T15" style:family="text">
      <style:text-properties style:font-name="Verdana" fo:font-size="10pt" fo:language="ca" fo:country="ES" style:text-underline-style="none" fo:font-weight="bold" officeooo:rsid="0022405d" style:font-size-asian="10pt" style:font-weight-asian="bold" style:font-size-complex="10pt" style:font-weight-complex="bold"/>
    </style:style>
    <style:style style:name="T16" style:family="text">
      <style:text-properties style:font-name="Verdana" fo:font-size="10pt" fo:language="ca" fo:country="ES" style:text-underline-style="none" fo:font-weight="bold" officeooo:rsid="0028ae81" style:font-size-asian="10pt" style:font-weight-asian="bold" style:font-size-complex="10pt" style:font-weight-complex="bold"/>
    </style:style>
    <style:style style:name="T17" style:family="text">
      <style:text-properties style:text-underline-style="none" fo:font-weight="normal" officeooo:rsid="0016a85c" style:font-weight-asian="normal" style:font-weight-complex="normal"/>
    </style:style>
    <style:style style:name="T18" style:family="text">
      <style:text-properties style:text-underline-style="none" fo:font-weight="normal" officeooo:rsid="001f3b97" style:font-weight-asian="normal" style:font-weight-complex="normal"/>
    </style:style>
    <style:style style:name="T19" style:family="text">
      <style:text-properties style:text-underline-style="none" fo:font-weight="normal" officeooo:rsid="00206592" style:font-weight-asian="normal" style:font-weight-complex="normal"/>
    </style:style>
    <style:style style:name="T20" style:family="text">
      <style:text-properties style:text-underline-style="none" fo:font-weight="normal" officeooo:rsid="002098a4" style:font-weight-asian="normal" style:font-weight-complex="normal"/>
    </style:style>
    <style:style style:name="T21" style:family="text">
      <style:text-properties style:text-underline-style="none" fo:font-weight="normal" officeooo:rsid="002482d4" style:font-weight-asian="normal" style:font-weight-complex="normal"/>
    </style:style>
    <style:style style:name="T22" style:family="text">
      <style:text-properties style:text-underline-style="none" fo:font-weight="normal" officeooo:rsid="0024d147" style:font-weight-asian="normal" style:font-weight-complex="normal"/>
    </style:style>
    <style:style style:name="T23" style:family="text">
      <style:text-properties style:text-underline-style="none" fo:font-weight="normal" officeooo:rsid="00283cac" style:font-weight-asian="normal" style:font-weight-complex="normal"/>
    </style:style>
    <style:style style:name="T24" style:family="text">
      <style:text-properties style:text-underline-style="none" fo:font-weight="normal" officeooo:rsid="0028ae81" style:font-weight-asian="normal" style:font-weight-complex="normal"/>
    </style:style>
    <style:style style:name="T25" style:family="text">
      <style:text-properties style:text-underline-style="none" fo:font-weight="normal" officeooo:rsid="00296565" style:font-weight-asian="normal" style:font-weight-complex="normal"/>
    </style:style>
    <style:style style:name="T26" style:family="text">
      <style:text-properties style:text-underline-style="none" fo:font-weight="bold" officeooo:rsid="00206592" style:font-weight-asian="bold" style:font-weight-complex="bold"/>
    </style:style>
    <style:style style:name="T27" style:family="text">
      <style:text-properties style:text-underline-style="none" fo:font-weight="bold" officeooo:rsid="0028ae81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06592" style:font-weight-asian="bold" style:font-weight-complex="bold"/>
    </style:style>
    <style:style style:name="T30" style:family="text">
      <style:text-properties fo:font-weight="bold" officeooo:rsid="002482d4" style:font-weight-asian="bold" style:font-weight-complex="bold"/>
    </style:style>
    <style:style style:name="T31" style:family="text">
      <style:text-properties fo:font-weight="bold" officeooo:rsid="0024d147" style:font-weight-asian="bold" style:font-weight-complex="bold"/>
    </style:style>
    <style:style style:name="T32" style:family="text">
      <style:text-properties fo:font-weight="bold" officeooo:rsid="0028ae81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f3b97" style:font-weight-asian="normal" style:font-weight-complex="normal"/>
    </style:style>
    <style:style style:name="T35" style:family="text">
      <style:text-properties fo:font-weight="normal" officeooo:rsid="00206592" style:font-weight-asian="normal" style:font-weight-complex="normal"/>
    </style:style>
    <style:style style:name="T36" style:family="text">
      <style:text-properties fo:font-weight="normal" officeooo:rsid="0022405d" style:font-weight-asian="normal" style:font-weight-complex="normal"/>
    </style:style>
    <style:style style:name="T37" style:family="text">
      <style:text-properties fo:font-weight="normal" officeooo:rsid="00243ee1" style:font-weight-asian="normal" style:font-weight-complex="normal"/>
    </style:style>
    <style:style style:name="T38" style:family="text">
      <style:text-properties fo:font-weight="normal" officeooo:rsid="00283cac" style:font-weight-asian="normal" style:font-weight-complex="normal"/>
    </style:style>
    <style:style style:name="T39" style:family="text">
      <style:text-properties fo:font-weight="normal" officeooo:rsid="0028ae81" style:font-weight-asian="normal" style:font-weight-complex="normal"/>
    </style:style>
    <style:style style:name="T40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06592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8ae81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font-variant="normal" fo:text-transform="none" fo:color="#000000" style:font-name="monospace" fo:font-size="12pt" fo:letter-spacing="normal" fo:font-style="normal" fo:font-weight="normal" officeooo:rsid="00206592" style:font-size-asian="12pt" style:font-weight-asian="normal" style:font-size-complex="12pt" style:font-weight-complex="normal"/>
    </style:style>
    <style:style style:name="T43" style:family="text">
      <style:text-properties officeooo:rsid="00206592"/>
    </style:style>
    <style:style style:name="T44" style:family="text">
      <style:text-properties fo:color="#587647" style:font-name="Menlo" fo:font-style="normal" fo:font-weight="normal" style:font-style-asian="normal" style:font-weight-asian="normal"/>
    </style:style>
    <style:style style:name="T45" style:family="text">
      <style:text-properties fo:color="#587647" style:text-outline="false" style:text-line-through-style="none" style:text-line-through-type="none" style:font-name="Menlo" fo:font-style="normal" fo:text-shadow="none" style:text-underline-style="none" fo:font-weight="normal" officeooo:rsid="00206592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officeooo:rsid="002098a4"/>
    </style:style>
    <style:style style:name="T47" style:family="text">
      <style:text-properties officeooo:rsid="002482d4"/>
    </style:style>
    <style:style style:name="T48" style:family="text">
      <style:text-properties officeooo:rsid="0024d147"/>
    </style:style>
    <style:style style:name="T49" style:family="text">
      <style:text-properties fo:font-size="10pt" fo:font-weight="normal" officeooo:rsid="001f3b97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2098a4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2ae5e6" style:font-size-asian="10pt" style:font-weight-asian="normal" style:font-size-complex="10pt" style:font-weight-complex="normal"/>
    </style:style>
    <style:style style:name="T52" style:family="text">
      <style:text-properties fo:font-size="10pt" fo:font-style="normal" style:text-underline-style="none" fo:font-weight="normal" officeooo:rsid="00271b17" style:font-size-asian="10pt" style:font-style-asian="normal" style:font-weight-asian="normal" style:font-size-complex="10pt" style:font-weight-complex="normal"/>
    </style:style>
    <style:style style:name="T53" style:family="text">
      <style:text-properties fo:font-size="10pt" fo:font-style="normal" style:text-underline-style="none" fo:font-weight="normal" officeooo:rsid="002482d4" style:font-size-asian="10pt" style:font-style-asian="normal" style:font-weight-asian="normal" style:font-size-complex="10pt" style:font-weight-complex="normal"/>
    </style:style>
    <style:style style:name="T54" style:family="text">
      <style:text-properties fo:font-size="10pt" fo:font-style="normal" style:text-underline-style="none" fo:font-weight="normal" officeooo:rsid="0028ae81" style:font-size-asian="10pt" style:font-style-asian="normal" style:font-weight-asian="normal" style:font-size-complex="10pt" style:font-weight-complex="normal"/>
    </style:style>
    <style:style style:name="T55" style:family="text">
      <style:text-properties fo:font-size="10pt" style:text-underline-style="none" fo:font-weight="normal" officeooo:rsid="001f3b97" style:font-size-asian="10pt" style:font-weight-asian="normal" style:font-size-complex="10pt" style:font-weight-complex="normal"/>
    </style:style>
    <style:style style:name="T56" style:family="text">
      <style:text-properties fo:font-size="10pt" style:text-underline-style="none" fo:font-weight="normal" officeooo:rsid="002ae5e6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5">Practica</text:span></text:span><text:span text:style-name="Strong_20_Emphasis"><text:span text:style-name="T3"> </text:span></text:span><text:span text:style-name="Strong_20_Emphasis"><text:span text:style-name="T6">5</text:span></text:span><text:span text:style-name="Strong_20_Emphasis"><text:span text:style-name="T3">.- </text:span></text:span><text:span text:style-name="Strong_20_Emphasis"><text:span text:style-name="T4">Depuración </text:span></text:span><text:span text:style-name="Strong_20_Emphasis"><text:span text:style-name="T7">de programas</text:span></text:span></text:p>
      <text:p text:style-name="P7"><text:span text:style-name="Strong_20_Emphasis"><text:span text:style-name="T18"><text:tab/>Para llevar a cabo l</text:span></text:span><text:span text:style-name="Strong_20_Emphasis"><text:span text:style-name="T20">os siguientes ejercicios necesitamos </text:span></text:span><text:span text:style-name="Strong_20_Emphasis"><text:span text:style-name="T25">clonar </text:span></text:span><text:span text:style-name="Strong_20_Emphasis"><text:span text:style-name="T20">el proyecto del siguiente </text:span></text:span><text:span text:style-name="Strong_20_Emphasis"><text:span text:style-name="T18"><text:s/></text:span></text:span><text:a xlink:type="simple" xlink:href="https://gitlab.com/alecogi-edu/edd-ud3-p5" text:style-name="Internet_20_link" text:visited-style-name="Visited_20_Internet_20_Link"><text:span text:style-name="Strong_20_Emphasis">repositorio</text:span></text:a><text:span text:style-name="Strong_20_Emphasis"><text:span text:style-name="T18">. Se trata de una clase WordAnalizer </text:span></text:span><text:span text:style-name="Strong_20_Emphasis"><text:span text:style-name="T20">cuyos métodos contienen </text:span></text:span><text:span text:style-name="Strong_20_Emphasis"><text:span text:style-name="T18">algunos bugs </text:span></text:span><text:span text:style-name="Strong_20_Emphasis"><text:span text:style-name="T23">y algunos programas para testearla.</text:span></text:span><text:span text:style-name="Strong_20_Emphasis"><text:span text:style-name="T18"> <text:s/></text:span></text:span></text:p>
      <text:h text:style-name="Heading_20_3" text:outline-level="3"><text:span text:style-name="Strong_20_Emphasis">1. Leyendo </text:span><text:span text:style-name="Strong_20_Emphasis"><text:span text:style-name="T46">la </text:span></text:span><text:span text:style-name="Strong_20_Emphasis">pila de trazas </text:span><text:span text:style-name="Strong_20_Emphasis"><text:span text:style-name="T43">(StackTrace)</text:span></text:span></text:h>
      <text:p text:style-name="Text_20_body"><text:span text:style-name="Strong_20_Emphasis"><text:span text:style-name="T39"><text:s text:c="3"/>Esta </text:span></text:span><text:span text:style-name="Strong_20_Emphasis"><text:span text:style-name="T34">prime</text:span></text:span><text:span text:style-name="Strong_20_Emphasis"><text:span text:style-name="T39">r</text:span></text:span><text:span text:style-name="Strong_20_Emphasis"><text:span text:style-name="T34">a parte necesitamos</text:span></text:span><text:span text:style-name="Strong_20_Emphasis"><text:span text:style-name="T35"> la ejecución del</text:span></text:span><text:span text:style-name="Strong_20_Emphasis"><text:span text:style-name="T34"> programa </text:span></text:span><text:span text:style-name="_5f_OOoComputerIdent"><text:span text:style-name="T49">WordAnalizer</text:span></text:span><text:span text:style-name="_5f_OOoComputerIdent"><text:span text:style-name="T51">T</text:span></text:span><text:span text:style-name="_5f_OOoComputerIdent"><text:span text:style-name="T49">ester</text:span></text:span><text:span text:style-name="_5f_OOoComputerIdent"><text:span text:style-name="T51">Act1</text:span></text:span><text:span text:style-name="Strong_20_Emphasis"><text:span text:style-name="T49">.</text:span></text:span></text:p>
      <text:p text:style-name="P13"><text:span text:style-name="Strong_20_Emphasis"><text:span text:style-name="T34"><text:tab/></text:span></text:span><text:span text:style-name="Strong_20_Emphasis"><text:span text:style-name="T35">La clase WordAnalyzer se construye pasando el string que queremos analizar y, seguidamente, llamando a los métodos </text:span></text:span><text:span text:style-name="Strong_20_Emphasis"><text:span text:style-name="T39">que necesitemos</text:span></text:span><text:span text:style-name="Strong_20_Emphasis"><text:span text:style-name="T35">, en este caso nos centraremos en </text:span></text:span><text:span text:style-name="_5f_OOoComputerIdent"><text:span text:style-name="T52">firstR</text:span></text:span><text:span text:style-name="_5f_OOoComputerIdent"><text:span text:style-name="T53">epeatedCharacter</text:span></text:span><text:span text:style-name="_5f_OOoComputerSpecial"><text:span text:style-name="T54">()</text:span></text:span><text:span text:style-name="Strong_20_Emphasis"><text:span text:style-name="T42"> </text:span></text:span><text:span text:style-name="T48">que devuelve </text:span><text:span text:style-name="T31">el primer carácter que se repita.</text:span><text:span text:style-name="Strong_20_Emphasis"><text:span text:style-name="T42"> <text:s text:c="59"/></text:span></text:span></text:p>
      <text:p text:style-name="P5"><text:span text:style-name="Strong_20_Emphasis"><text:span text:style-name="T26"><text:tab/></text:span></text:span><text:span text:style-name="Strong_20_Emphasis"><text:span text:style-name="T27">a)</text:span></text:span><text:span text:style-name="Strong_20_Emphasis"><text:span text:style-name="T19"> </text:span></text:span><text:span text:style-name="Strong_20_Emphasis"><text:span text:style-name="T17">Si</text:span></text:span><text:span text:style-name="Strong_20_Emphasis"><text:span text:style-name="T19">n Ejecutar el programa </text:span></text:span><text:span text:style-name="Strong_20_Emphasis"><text:span text:style-name="T22">y sin mirar el código fuente</text:span></text:span><text:span text:style-name="Strong_20_Emphasis"><text:span text:style-name="T19">, predice la salida </text:span></text:span><text:span text:style-name="Strong_20_Emphasis"><text:span text:style-name="T22">para cada una de las siguientes palabras.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Palabra a comprobar</text:p>
          </table:table-cell>
          <table:table-cell table:style-name="Table1.B1" office:value-type="string">
            <text:p text:style-name="P18"><text:s/><text:span text:style-name="T29">Resultado esperado</text:span></text:p>
          </table:table-cell>
        </table:table-row>
        <table:table-row>
          <table:table-cell table:style-name="Table1.A2" office:value-type="string">
            <text:p text:style-name="P23"><text:span text:style-name="T41">t</text:span><text:span text:style-name="T40">est(‘</text:span><text:span text:style-name="T44">aardvark</text:span><text:span text:style-name="T40">’);</text:span>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3"><text:span text:style-name="T41">t</text:span><text:span text:style-name="T40">est(‘</text:span><text:span text:style-name="T44">roommate</text:span><text:span text:style-name="T40">’);</text:span>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3"><text:span text:style-name="T41">t</text:span><text:span text:style-name="T40">est(‘</text:span><text:span text:style-name="T44">mate</text:span><text:span text:style-name="T40">’);</text:span>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3"><text:span text:style-name="T41">t</text:span><text:span text:style-name="T40">est(‘</text:span><text:span text:style-name="T44">test</text:span><text:span text:style-name="T40">’);</text:span></text:p>
          </table:table-cell>
          <table:table-cell table:style-name="Table1.B2" office:value-type="string">
            <text:p text:style-name="P14"/>
          </table:table-cell>
        </table:table-row>
      </table:table>
      <text:p text:style-name="P5"><text:span text:style-name="Strong_20_Emphasis"><text:span text:style-name="T17"/></text:span></text:p>
      <text:p text:style-name="P5"><text:span text:style-name="Strong_20_Emphasis"><text:span text:style-name="T27"><text:tab/>b)</text:span></text:span><text:span text:style-name="Strong_20_Emphasis"><text:span text:style-name="T19"> Ejecuta el programa. ¿Que salida se ha generado? Localiza la línia de código en la que se ha producido el error. Explica la naturaleza del problema y como arreglarlo.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7"><text:s text:c="40"/></text:p>
            <text:p text:style-name="P17"/>
            <text:p text:style-name="P17"><text:s text:c="67"/></text:p>
          </table:table-cell>
        </table:table-row>
      </table:table>
      <text:p text:style-name="P8"><text:span text:style-name="Strong_20_Emphasis"><text:span text:style-name="T11"><text:s text:c="36"/></text:span></text:span></text:p>
      <text:h text:style-name="P26" text:outline-level="2"><text:span text:style-name="Strong_20_Emphasis">2. Utilizando el Debugger <text:s text:c="58"/></text:span></text:h>
      <text:p text:style-name="P9"><text:span text:style-name="Strong_20_Emphasis"><text:tab/></text:span><text:span text:style-name="Strong_20_Emphasis"><text:span text:style-name="T8"> </text:span></text:span><text:span text:style-name="Strong_20_Emphasis"><text:span text:style-name="T9">La mayoría de entornos de desarrollo integrado, proporcionan una interfaz para el acceso al debugger, como hemos visto en clase se trata de una herramienta que nos permite ejecutar paso a paso un programa examinando el valor de las variables, saltos de ejecución y flujo del programa. <text:s text:c="61"/></text:span></text:span></text:p>
      <text:p text:style-name="P25"><text:span text:style-name="Strong_20_Emphasis"><text:span text:style-name="T12"><text:s/><text:tab/>En este caso nos basaremos en la ejecución del programa </text:span></text:span><text:span text:style-name="_5f_OOoComputerIdent"><text:span text:style-name="T55">WordAnalizer</text:span></text:span><text:span text:style-name="_5f_OOoComputerIdent"><text:span text:style-name="T56">T</text:span></text:span><text:span text:style-name="_5f_OOoComputerIdent"><text:span text:style-name="T55">ester</text:span></text:span><text:span text:style-name="_5f_OOoComputerIdent"><text:span text:style-name="T56">Act2</text:span></text:span><text:span text:style-name="Strong_20_Emphasis"><text:span text:style-name="T12"> </text:span></text:span><text:span text:style-name="Strong_20_Emphasis"><text:span text:style-name="T14">y el método </text:span></text:span><text:span text:style-name="_5f_OOoComputerIdent"><text:span text:style-name="T53">countRepeatedCharacters</text:span></text:span><text:span text:style-name="_5f_OOoComputerIdent"><text:span text:style-name="T54">()</text:span></text:span> <text:span text:style-name="T47">que cuenta los </text:span><text:span text:style-name="T30">grupos de caracteres repetidos</text:span><text:span text:style-name="T47">.</text:span></text:p>
      <text:p text:style-name="P4"><text:span text:style-name="Strong_20_Emphasis"><text:span text:style-name="T14"/></text:span></text:p>
      <text:p text:style-name="P6"><text:span text:style-name="Strong_20_Emphasis"><text:span text:style-name="T27"><text:tab/>a)</text:span></text:span><text:span text:style-name="Strong_20_Emphasis"><text:span text:style-name="T19"> </text:span></text:span><text:span text:style-name="Strong_20_Emphasis"><text:span text:style-name="T17">Si</text:span></text:span><text:span text:style-name="Strong_20_Emphasis"><text:span text:style-name="T19">n Ejecutar el programa </text:span></text:span><text:span text:style-name="Strong_20_Emphasis"><text:span text:style-name="T21">ni ver el código fuente</text:span></text:span><text:span text:style-name="Strong_20_Emphasis"><text:span text:style-name="T19">, predice la salida </text:span></text:span><text:span text:style-name="Strong_20_Emphasis"><text:span text:style-name="T24">para cada una de las siguientes palabras.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Palabra a comprobar</text:p>
          </table:table-cell>
          <table:table-cell table:style-name="Table3.B1" office:value-type="string">
            <text:p text:style-name="P19"><text:s/><text:span text:style-name="T29">Resultado esperado</text:span></text:p>
          </table:table-cell>
        </table:table-row>
        <table:table-row>
          <table:table-cell table:style-name="Table3.A2" office:value-type="string">
            <text:p text:style-name="P24"><text:span text:style-name="T41">t</text:span><text:span text:style-name="T40">est(‘</text:span><text:span text:style-name="T45">mississippiii</text:span><text:span text:style-name="T40">’);</text:span></text:p>
          </table:table-cell>
          <table:table-cell table:style-name="Table3.B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4"><text:span text:style-name="T41">t</text:span><text:span text:style-name="T40">est(‘</text:span><text:span text:style-name="T45">test</text:span><text:span text:style-name="T40">’);</text:span></text:p>
          </table:table-cell>
          <table:table-cell table:style-name="Table3.B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4"><text:span text:style-name="T41">t</text:span><text:span text:style-name="T40">est(‘</text:span><text:span text:style-name="T45">aabbcdaaaabb</text:span><text:span text:style-name="T40">’);</text:span></text:p>
          </table:table-cell>
          <table:table-cell table:style-name="Table3.B2" office:value-type="string">
            <text:p text:style-name="P22"/>
          </table:table-cell>
        </table:table-row>
      </table:table>
      <text:p text:style-name="P9"><text:span text:style-name="Strong_20_Emphasis"/></text:p>
      <text:p text:style-name="P9"><text:span text:style-name="Strong_20_Emphasis"><text:span text:style-name="T16"><text:tab/>b)</text:span></text:span><text:span text:style-name="Strong_20_Emphasis"><text:span text:style-name="T10"> Ejecuta el programa. ¿</text:span></text:span><text:span text:style-name="Strong_20_Emphasis"><text:span text:style-name="T12">Se ha producido algún fallo </text:span></text:span><text:span text:style-name="Strong_20_Emphasis"><text:span text:style-name="T13">o desviación respecto al resultado </text:span></text:span><text:soft-page-break/><text:span text:style-name="Strong_20_Emphasis"><text:span text:style-name="T13">esperado</text:span></text:span><text:span text:style-name="Strong_20_Emphasis"><text:span text:style-name="T12">? </text:span></text:span><text:span text:style-name="Strong_20_Emphasis"><text:span text:style-name="T13">Explica el problema. (sin entrar en detalles de código).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<text:s text:c="107"/></text:p>
            <text:p text:style-name="P15"><text:s text:c="9"/></text:p>
            <text:p text:style-name="P15"/>
          </table:table-cell>
        </table:table-row>
      </table:table>
      <text:p text:style-name="P9"><text:span text:style-name="Strong_20_Emphasis"><text:span text:style-name="T11"/></text:span></text:p>
      <text:p text:style-name="P10"><text:span text:style-name="Strong_20_Emphasis"><text:span text:style-name="T16"><text:tab/>c)</text:span></text:span><text:span text:style-name="Strong_20_Emphasis"><text:span text:style-name="T28"> </text:span></text:span><text:span text:style-name="Strong_20_Emphasis"><text:span text:style-name="T13">Sitúa un </text:span></text:span><text:span text:style-name="Strong_20_Emphasis"><text:span text:style-name="T15">breakpoint</text:span></text:span><text:span text:style-name="Strong_20_Emphasis"> <text:s/></text:span><text:span text:style-name="Strong_20_Emphasis"><text:span text:style-name="T36">en la línea del test dónde se ha producido el problema y ejecuta paso a paso las sentencias tratando de localizar el error cometido por el programador. ¿Qué diferencia existe entre StepInto y StepOver?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4"/>
            <text:p text:style-name="P14"><text:s text:c="5"/></text:p>
            <text:p text:style-name="P14"/>
          </table:table-cell>
        </table:table-row>
      </table:table>
      <text:p text:style-name="P10"/>
      <text:p text:style-name="P10"><text:span text:style-name="Strong_20_Emphasis"><text:span text:style-name="T32"><text:tab/>d)</text:span></text:span><text:span text:style-name="Strong_20_Emphasis"><text:span text:style-name="T36"> ¿En qué línea se </text:span></text:span><text:span text:style-name="Strong_20_Emphasis"><text:span text:style-name="T39">produce</text:span></text:span><text:span text:style-name="Strong_20_Emphasis"><text:span text:style-name="T36"> el error? Pega una captura de pantalla en la que se vean los valores de las variables </text:span></text:span><text:span text:style-name="Strong_20_Emphasis"><text:span text:style-name="T37">y</text:span></text:span><text:span text:style-name="Strong_20_Emphasis"><text:span text:style-name="T36"> la vista de debug </text:span></text:span><text:span text:style-name="Strong_20_Emphasis"><text:span text:style-name="T37">en el momento en el que se produce.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4"/>
            <text:p text:style-name="P14"><text:s text:c="5"/></text:p>
            <text:p text:style-name="P14"/>
          </table:table-cell>
        </table:table-row>
      </table:table>
      <text:p text:style-name="P11"/>
      <text:p text:style-name="P12"><text:span text:style-name="Strong_20_Emphasis"><text:span text:style-name="T32"><text:tab/>e)</text:span></text:span><text:span text:style-name="Strong_20_Emphasis"><text:span text:style-name="T33"> Explica la naturaleza del </text:span></text:span><text:span text:style-name="Strong_20_Emphasis"><text:span text:style-name="T38">problema</text:span></text:span><text:span text:style-name="Strong_20_Emphasis"><text:span text:style-name="T33"> y trata de solucionarlo</text:span></text:span><text:span text:style-name="Strong_20_Emphasis"><text:span text:style-name="T36">.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6"><text:s text:c="4"/></text:p>
            <text:p text:style-name="P16"/>
            <text:p text:style-name="P1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11b991"/>
    </style:style>
    <style:style style:name="MT2" style:family="text">
      <style:text-properties officeooo:rsid="002a32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r DAW – <text:span text:style-name="MT1">EDD</text:span><text:tab/><text:tab/>Activitats UD<text:span text:style-name="MT2">3</text:span></text:p>
      </style:header>
      <style:footer>
        <text:p text:style-name="MP2"><text:page-number text:select-page="current">2</text:page-number><text:tab/><text:tab/>IES María Enríquez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minia Sanchez</meta:initial-creator>
    <meta:creation-date>2012-10-09T22:22:28.26</meta:creation-date>
    <dc:date>2018-10-29T18:24:56.018910000</dc:date>
    <meta:editing-duration>PT2H21M49S</meta:editing-duration>
    <meta:editing-cycles>43</meta:editing-cycles>
    <meta:generator>LibreOffice/6.1.2.1$MacOSX_X86_64 LibreOffice_project/65905a128db06ba48db947242809d14d3f9a93fe</meta:generator>
    <meta:document-statistic meta:table-count="7" meta:image-count="0" meta:object-count="0" meta:page-count="2" meta:paragraph-count="36" meta:word-count="363" meta:character-count="2796" meta:non-whitespace-character-count="1982"/>
  </office:meta>
</office:document-meta>
</file>